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5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7"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3" style:family="table-cell" style:parent-style-name="Default">
      <style:text-properties fo:color="#ff0000"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158466"/>
    </style:style>
    <style:style style:name="T19" style:family="text">
      <style:text-properties fo:color="#ed4c05"/>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00782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10d0c" fo:font-weight="normal" fo:font-style="normal" style:font-weight-asian="normal" style:font-weight-complex="normal" style:font-style-asian="normal" style:font-style-complex="normal"/>
    </style:style>
    <style:style style:name="T29" style:family="text">
      <style:text-properties fo:color="#ff5429"/>
    </style:style>
    <style:style style:name="T30" style:family="text">
      <style:text-properties fo:color="#b85c00"/>
    </style:style>
    <style:style style:name="T31" style:family="text">
      <style:text-properties fo:color="#ea7500"/>
    </style:style>
    <style:style style:name="T32" style:family="text">
      <style:text-properties fo:color="#ff9900"/>
    </style:style>
    <style:style style:name="T33" style:family="text">
      <style:text-properties fo:color="#d62e4e"/>
    </style:style>
    <style:style style:name="T34" style:family="text">
      <style:text-properties fo:color="#81d41a"/>
    </style:style>
    <style:style style:name="T35" style:family="text">
      <style:text-properties fo:color="#ff8000"/>
    </style:style>
    <style:style style:name="T36" style:family="text">
      <style:text-properties fo:color="#111111"/>
    </style:style>
    <style:style style:name="T37" style:family="text">
      <style:text-properties fo:color="#669900"/>
    </style:style>
    <style:style style:name="T38" style:family="text">
      <style:text-properties fo:color="#cc9900"/>
    </style:style>
    <style:style style:name="T39" style:family="text">
      <style:text-properties fo:color="#996633"/>
    </style:style>
    <style:style style:name="T40"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10">بند،</text:span> بندھ، شریک گرفتی بندھ،</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25.792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8">بیٹھنا، گر پڑتا ہے، گرنا</text:span>،<text:span text:style-name="T15">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8">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8">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9">(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9">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8">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79.8949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2">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16" office:value-type="string" calcext:value-type="string">
            <text:p>قابل معلوم، نا قابل معلوم،<text:span text:style-name="T23"> تعیین، غیر تعیین</text:span></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4">بلا واسطہ تکمل</text:span>،ب<text:span text:style-name="T18">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5">سیدھی رسائی، سیدھی وصولی</text:span><text:span text:style-name="T18">،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0">قیمت توقع، توقع،</text:span><text:span text:style-name="T27">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 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10">فرضی عدد</text:span>، <text:span text:style-name="T14">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8">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سالمی، [درون سالمی]</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درون سالمی</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0">ہم حرارت خط،</text:span> <text:span text:style-name="T18">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1">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2">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3">غیر محتاط طور پر</text:span> ،<text:span text:style-name="T18">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2">، گہرائی پر حرکت پذیری</text:span>،<text:span text:style-name="T20">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8">کل قوت</text:span>، <text:span text:style-name="T34">خالص قوت</text:span></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text:span text:style-name="T8">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text:span text:style-name="T8">تقابل پذیر،</text:span> معمول شدہ</text:p>
          </table:table-cell>
          <table:table-cell office:value-type="string" calcext:value-type="string">
            <text:p><text:span text:style-name="T32">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8">، [</text:span><text:span text:style-name="T27">خالی حال،غیر خالی حال]</text:span><text:span text:style-name="T18">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8">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7">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8">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text:span text:style-name="T18">معیاری عمودی، </text:span><text:span text:style-name="T35">معیاری قائمہ الزاویہ</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5">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36">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1">لٹکن</text:span>، <text:span text:style-name="T37">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10">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7">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5">سمتی</text:span> رفتار، <text:span text:style-name="T8">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8">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7">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7">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38">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39">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0">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38">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8">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8">ٹیکنالوجی؟؟؟</text:span>،<text:span text:style-name="T18">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1">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8">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8">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8">ایک حال سے دوسری حال میں عبور کرتا ہے، </text:span><text:span text:style-name="T15">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3">عبوری امکان، عبوری احتمال</text:span>، <text:span text:style-name="T14">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32">عبوری دور</text:span>،<text:span text:style-name="T14">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5">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5298">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9">00/00/0000</text:date>, <text:time style:data-style-name="N2" text:time-value="15:52:48.3979554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1-19T15:54:01.916671022</dc:date>
    <meta:editing-duration>P98DT7H43M48S</meta:editing-duration>
    <meta:editing-cycles>4321</meta:editing-cycles>
    <meta:generator>LibreOffice/6.4.7.2$Linux_X86_64 LibreOffice_project/40$Build-2</meta:generator>
    <meta:document-statistic meta:table-count="3" meta:cell-count="691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